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12cdb" officeooo:paragraph-rsid="001d63d9"/>
    </style:style>
    <style:style style:name="P3" style:family="paragraph" style:parent-style-name="Heading_20_1">
      <style:text-properties officeooo:rsid="001aace7" officeooo:paragraph-rsid="001aace7"/>
    </style:style>
    <style:style style:name="T1" style:family="text">
      <style:text-properties officeooo:rsid="0028f11e"/>
    </style:style>
    <style:style style:name="T2" style:family="text">
      <style:text-properties officeooo:rsid="0029e7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9</text:span>. <text:span text:style-name="T1">Cargar municipios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0"><draw:image xlink:href="Pictures/100002010000007800000034950AFC78.png" xlink:type="simple" xlink:show="embed" xlink:actuate="onLoad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1H7M14S</meta:editing-duration>
    <meta:editing-cycles>17</meta:editing-cycles>
    <meta:generator>LibreOffice/4.2.8.2$Linux_X86_64 LibreOffice_project/420m0$Build-2</meta:generator>
    <dc:title>tpl1</dc:title>
    <dc:date>2016-07-18T18:10:25.936679751</dc:date>
    <meta:document-statistic meta:table-count="0" meta:image-count="1" meta:object-count="0" meta:page-count="1" meta:paragraph-count="2" meta:word-count="4" meta:character-count="21" meta:non-whitespace-character-count="19"/>
    <meta:template xlink:type="simple" xlink:actuate="onRequest" xlink:title="tpl1" xlink:href="../../../.config/libreoffice/4/user/template/tpl1.ott" meta:date="2016-01-29T13:50:38.220364591"/>
  </office:meta>
</office:document-meta>
</file>